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42cm" fo:min-width="4.262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6.1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62cm" svg:height="3.492cm" svg:x="7.667cm" svg:y="2.587cm">
          <text:p text:style-name="P1">Formulári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62cm" svg:height="3.492cm" svg:x="7.668cm" svg:y="8.62cm">
          <text:p text:style-name="P1">Context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62cm" svg:height="3.492cm" svg:x="7.667cm" svg:y="14.652cm">
          <text:p text:style-name="P1">Documento fina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89cm" svg:y1="6.08cm" svg:x2="9.89cm" svg:y2="8.62cm">
          <text:p/>
        </draw:line>
        <draw:frame draw:style-name="gr3" draw:text-style-name="P3" draw:layer="layout" svg:width="2.54cm" svg:height="1.27cm" svg:x="10.207cm" svg:y="6.715cm">
          <draw:text-box>
            <text:p>Gera</text:p>
          </draw:text-box>
        </draw:frame>
        <draw:line draw:style-name="gr2" draw:text-style-name="P2" draw:layer="layout" svg:x1="9.89cm" svg:y1="12.112cm" svg:x2="9.89cm" svg:y2="14.652cm">
          <text:p/>
        </draw:line>
        <draw:frame draw:style-name="gr3" draw:text-style-name="P3" draw:layer="layout" svg:width="8.255cm" svg:height="1.27cm" svg:x="10.207cm" svg:y="12.747cm">
          <draw:text-box>
            <text:p>Renderiza</text:p>
          </draw:text-box>
        </draw:frame>
      </draw:page>
      <draw:page draw:name="page2" draw:style-name="dp1" draw:master-page-name="Default">
        <draw:custom-shape draw:style-name="gr1" draw:text-style-name="P1" draw:layer="layout" svg:width="4.762cm" svg:height="3.492cm" svg:x="4.175cm" svg:y="8.937cm">
          <text:p text:style-name="P1">Contexto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397cm" svg:y1="6.397cm" svg:x2="6.397cm" svg:y2="8.937cm">
          <text:p/>
        </draw:line>
        <draw:frame draw:style-name="gr3" draw:text-style-name="P3" draw:layer="layout" svg:width="2.54cm" svg:height="1.27cm" svg:x="5.127cm" svg:y="7.032cm">
          <draw:text-box>
            <text:p>Gera</text:p>
          </draw:text-box>
        </draw:frame>
        <draw:custom-shape draw:style-name="gr1" draw:text-style-name="P1" draw:layer="layout" svg:width="4.762cm" svg:height="3.492cm" svg:x="4.174cm" svg:y="2.904cm">
          <text:p text:style-name="P1">Formulári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68cm" svg:height="3.492cm" svg:x="3.222cm" svg:y="15.287cm">
          <text:p text:style-name="P1">pre.py e pre.htm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397cm" svg:y1="12.429cm" svg:x2="6.397cm" svg:y2="15.287cm">
          <text:p/>
        </draw:line>
        <draw:frame draw:style-name="gr5" draw:text-style-name="P3" draw:layer="layout" svg:width="10.065cm" svg:height="1.905cm" svg:x="1.952cm" svg:y="12.747cm">
          <draw:text-box>
            <text:p>Passa por pre processamento definido nos arquivos</text:p>
          </draw:text-box>
        </draw:frame>
        <draw:custom-shape draw:style-name="gr1" draw:text-style-name="P1" draw:layer="layout" svg:width="4.762cm" svg:height="3.492cm" svg:x="3.857cm" svg:y="21.32cm">
          <text:p text:style-name="P1">Contexto modificado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397cm" svg:y1="18.779cm" svg:x2="6.397cm" svg:y2="21.319cm">
          <text:p/>
        </draw:line>
        <draw:frame draw:style-name="gr3" draw:text-style-name="P3" draw:layer="layout" svg:width="2.54cm" svg:height="1.27cm" svg:x="5.444cm" svg:y="19.414cm">
          <draw:text-box>
            <text:p>Gera</text:p>
          </draw:text-box>
        </draw:frame>
        <draw:custom-shape draw:style-name="gr1" draw:text-style-name="P1" draw:layer="layout" svg:width="4.762cm" svg:height="3.492cm" svg:x="11.795cm" svg:y="21.32cm">
          <text:p text:style-name="P1">Documento final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62cm" svg:y1="22.907cm" svg:x2="11.795cm" svg:y2="22.907cm">
          <text:p/>
        </draw:line>
        <draw:frame draw:style-name="gr3" draw:text-style-name="P3" draw:layer="layout" svg:width="2.54cm" svg:height="1.27cm" svg:x="8.937cm" svg:y="21.955cm">
          <draw:text-box>
            <text:p>Ger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1:34:20.163136067</meta:creation-date>
    <dc:date>2022-04-23T11:50:07.016806973</dc:date>
    <meta:editing-duration>PT5M36S</meta:editing-duration>
    <meta:editing-cycles>1</meta:editing-cycles>
    <meta:document-statistic meta:object-count="20"/>
    <meta:generator>LibreOffice/7.2.6.2$Linux_X86_64 LibreOffice_project/20$Build-2</meta:generator>
  </office:meta>
</office:document-meta>
</file>